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XMLHandl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XML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XMLHandler.handleXML( RendererContext context , org . w3c . dom . Document doc ,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